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0pt" fo:language="es" fo:country="MX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Verdana" fo:language="es" fo:country="MX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20pt" fo:language="es" fo:country="MX" style:font-size-asian="20pt" style:font-size-complex="20pt"/>
    </style:style>
    <style:style style:name="T1" style:family="text">
      <style:text-properties officeooo:rsid="000dc5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á bien</text:p>
      <text:p text:style-name="P1"/>
      <text:p text:style-name="P2">Yo pienso que está bien</text:p>
      <text:p text:style-name="P2">el llorar de vez en cuando.</text:p>
      <text:p text:style-name="P2"/>
      <text:p text:style-name="P2">Y siento que está bien,</text:p>
      <text:p text:style-name="P2">escaparse solo un rato</text:p>
      <text:p text:style-name="P2">para amar por ahí.</text:p>
      <text:p text:style-name="P2"/>
      <text:p text:style-name="P2">Y no sé por qué</text:p>
      <text:p text:style-name="P2">tengo que esconderme</text:p>
      <text:p text:style-name="P2">si nadie ve nada.</text:p>
      <text:p text:style-name="P2"/>
      <text:p text:style-name="P2">Tengo ganas de vivir</text:p>
      <text:p text:style-name="P2">y me voy a hacer más fuerte</text:p>
      <text:p text:style-name="P2">para destruir el sol</text:p>
      <text:p text:style-name="P2"/>
      <text:p text:style-name="P2">Yo pienso que está bien</text:p>
      <text:p text:style-name="P2">romper todo si te enojas.</text:p>
      <text:p text:style-name="P2"/>
      <text:p text:style-name="P2">Y siento que está bien</text:p>
      <text:p text:style-name="P2">aceptar que te equivocas</text:p>
      <text:p text:style-name="P2">si volver o <text:span text:style-name="T1">huir.</text:span></text:p>
      <text:p text:style-name="P2"/>
      <text:p text:style-name="P2">Y no sé por qué</text:p>
      <text:p text:style-name="P2">tengo que esconderme</text:p>
      <text:p text:style-name="P2">si nadie ve nada.</text:p>
      <text:p text:style-name="P2"/>
      <text:p text:style-name="P2">Tengo ganas de vivir</text:p>
      <text:p text:style-name="P2">y voy a llegar primero</text:p>
      <text:p text:style-name="P2">a mi reino y m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12.68mm" fo:margin-bottom="25.4mm" fo:margin-left="12.7mm" fo:margin-right="13.16mm" style:writing-mode="lr-tb" style:layout-grid-color="#c0c0c0" style:layout-grid-lines="40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Renich Bon Ciric</meta:initial-creator>
    <meta:creation-date>2005-02-14T15:47:00</meta:creation-date>
    <dc:creator>Renich Bon Ciric</dc:creator>
    <dc:date>2013-01-21T03:34:16</dc:date>
    <meta:editing-cycles>3</meta:editing-cycles>
    <meta:editing-duration>PT6M</meta:editing-duration>
    <meta:document-statistic meta:table-count="0" meta:image-count="0" meta:object-count="0" meta:page-count="1" meta:paragraph-count="23" meta:word-count="102" meta:character-count="465" meta:non-whitespace-character-count="386"/>
    <meta:user-defined meta:name="Info 1"/>
    <meta:user-defined meta:name="Info 2"/>
    <meta:user-defined meta:name="Info 3"/>
    <meta:user-defined meta:name="Info 4"/>
  </office:meta>
</office:document-meta>
</file>